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B000003AE1515FD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paragraph-properties fo:break-before="page"/>
      <style:text-properties officeooo:paragraph-rsid="0012caf3"/>
    </style:style>
    <style:style style:name="P3" style:family="paragraph" style:parent-style-name="Heading_20_3" style:master-page-name="First_20_Page">
      <style:paragraph-properties style:page-number="auto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paragraph-rsid="0010efe8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12caf3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officeooo:rsid="001374b2" officeooo:paragraph-rsid="001374b2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font-weight="bold" officeooo:rsid="001374b2" officeooo:paragraph-rsid="001374b2" style:font-weight-asian="bold" style:font-weight-complex="bold"/>
    </style:style>
    <style:style style:name="T1" style:family="text">
      <style:text-properties officeooo:rsid="00100a83"/>
    </style:style>
    <style:style style:name="T2" style:family="text">
      <style:text-properties officeooo:rsid="0010efe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efe8"/>
    </style:style>
    <style:style style:name="T5" style:family="text">
      <style:text-properties officeooo:rsid="0012caf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cc76"/>
    </style:style>
    <text:list-style style:name="L1">
      <text:list-level-style-number text:level="1" text:style-name="Numbering_20_Symbols" loext:num-list-format="%1%)" style:num-suffix=")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/>
      <text:p text:style-name="P14"/>
      <text:h text:style-name="P1" text:outline-level="2">1. <text:span text:style-name="Strong_20_Emphasis">Especificaciones Funcionales, Técnicas, Visuales y Legales</text:span></text:h>
      <text:h text:style-name="Heading_20_3" text:outline-level="3"><text:span text:style-name="Strong_20_Emphasis">Funcionales.</text:span></text:h>
      <text:list text:style-name="L1">
        <text:list-item>
          <text:p text:style-name="P5"><text:span text:style-name="Strong_20_Emphasis">E-commerce:</text:span></text:p>
          <text:list>
            <text:list-item>
              <text:p text:style-name="P5">Venta de productos en cajas (cereza 5 kg <text:span text:style-name="T1">minimo</text:span>, albaricoque 5 kg <text:span text:style-name="T1">minimo</text:span>, nueces 2 kg <text:span text:style-name="T1">minimo</text:span>).</text:p>
            </text:list-item>
            <text:list-item>
              <text:p text:style-name="P5">Sistema de pasarela de pago integrado (<text:span text:style-name="T1">Pasarela de pago de t</text:span>arjeta <text:span text:style-name="T1">y</text:span> Bizum).</text:p>
            </text:list-item>
            <text:list-item>
              <text:p text:style-name="P5">Formulario de contacto para pedidos <text:span text:style-name="T1">más </text:span>personalizados.</text:p>
            </text:list-item>
            <text:list-item>
              <text:p text:style-name="P5">Sistema de puntuaciones/reseñas para productos.</text:p>
            </text:list-item>
          </text:list>
        </text:list-item>
        <text:list-item>
          <text:p text:style-name="P5"><text:span text:style-name="Strong_20_Emphasis">Información y Comunicación:</text:span></text:p>
          <text:list>
            <text:list-item>
              <text:p text:style-name="P5">Página informativa sobre hierbas comestibles sin opción de compra <text:span text:style-name="T1">y </text:span>con contacto para restaurantes.</text:p>
            </text:list-item>
            <text:list-item>
              <text:p text:style-name="P5">Blog <text:span text:style-name="T1">de</text:span> noticias sin opción de comentarios.</text:p>
            </text:list-item>
            <text:list-item>
              <text:p text:style-name="P5">Certificado ecológico <text:span text:style-name="T2">bien</text:span> visible en la página principal.</text:p>
            </text:list-item>
            <text:list-item>
              <text:p text:style-name="P5">Calendario de disponibilidad para la casa rural con opción de reserva mediante contacto telefónico <text:span text:style-name="T2">(Se actualizará manualmente)</text:span>.</text:p>
            </text:list-item>
          </text:list>
        </text:list-item>
        <text:list-item>
          <text:p text:style-name="P5"><text:span text:style-name="Strong_20_Emphasis">Idiomas:</text:span></text:p>
          <text:list>
            <text:list-item>
              <text:p text:style-name="P4">Página en castellano y valenciano (sin banderas para cambiar el idioma).</text:p>
            </text:list-item>
          </text:list>
        </text:list-item>
      </text:list>
      <text:h text:style-name="Heading_20_3" text:outline-level="3"><text:span text:style-name="Strong_20_Emphasis">Técnic</text:span><text:span text:style-name="Strong_20_Emphasis"><text:span text:style-name="T5">o</text:span></text:span><text:span text:style-name="Strong_20_Emphasis">s.</text:span></text:h>
      <text:list text:style-name="L2">
        <text:list-item>
          <text:p text:style-name="P7"><text:span text:style-name="Strong_20_Emphasis">Dominio:</text:span></text:p>
          <text:list>
            <text:list-item>
              <text:p text:style-name="P8"><text:span text:style-name="T2">R</text:span>eservar <text:span text:style-name="T2">los </text:span>dominios (<text:span text:style-name="T2">arivall</text:span>.com, <text:span text:style-name="T4">arivall</text:span><text:span text:style-name="T3">.eu</text:span>, <text:span text:style-name="T2">arivall</text:span>.es).</text:p>
            </text:list-item>
          </text:list>
        </text:list-item>
        <text:list-item>
          <text:p text:style-name="P16">Hosting <text:span text:style-name="T7">de confianza</text:span> <text:span text:style-name="T7">con los siguientes requisitos mínimos</text:span>:</text:p>
          <text:list>
            <text:list-item>
              <text:p text:style-name="P15">Espacio en disco de 25 Gb.</text:p>
            </text:list-item>
            <text:list-item>
              <text:p text:style-name="P15">Transferencia mensual 300 Gb.</text:p>
            </text:list-item>
            <text:list-item>
              <text:p text:style-name="P15">Webmail.</text:p>
            </text:list-item>
          </text:list>
        </text:list-item>
        <text:list-item>
          <text:p text:style-name="P7"><text:span text:style-name="Strong_20_Emphasis">Backoffice:</text:span></text:p>
          <text:list>
            <text:list-item>
              <text:p text:style-name="P7">Sistema ligero para administración básica de <text:span text:style-name="T2">los</text:span> productos, pedidos y publicaciones del blog.</text:p>
            </text:list-item>
          </text:list>
        </text:list-item>
        <text:list-item>
          <text:p text:style-name="P15"><text:span text:style-name="T6">Tecnologias web</text:span>:</text:p>
          <text:list>
            <text:list-item>
              <text:p text:style-name="P15">PHP, javascript, MySQL, CSS y HTML5.</text:p>
            </text:list-item>
          </text:list>
        </text:list-item>
        <text:list-item>
          <text:p text:style-name="P7"><text:span text:style-name="Strong_20_Emphasis">Seguridad:</text:span></text:p>
          <text:list>
            <text:list-item>
              <text:p text:style-name="P7">Certificados <text:span text:style-name="T2">(</text:span>SSL<text:span text:style-name="T2">) </text:span>.</text:p>
            </text:list-item>
            <text:list-item>
              <text:p text:style-name="P7">Políticas de confidencialidad y referencia a la <text:span text:style-name="T2">l</text:span>ey de <text:span text:style-name="T2">almacenamiento</text:span> de <text:span text:style-name="T2">datos.</text:span></text:p>
            </text:list-item>
            <text:list-item>
              <text:p text:style-name="P6">Generador de aviso legal. </text:p>
            </text:list-item>
          </text:list>
        </text:list-item>
        <text:list-item>
          <text:p text:style-name="P9"><text:span text:style-name="Strong_20_Emphasis">Adaptabilidad:</text:span></text:p>
          <text:list>
            <text:list-item>
              <text:p text:style-name="P9">Diseño responsive para dispositivos móviles y <text:span text:style-name="T2">para </text:span>escritorio.</text:p>
            </text:list-item>
          </text:list>
        </text:list-item>
      </text:list>
      <text:h text:style-name="Heading_20_3" text:outline-level="3"><text:span text:style-name="Strong_20_Emphasis">Visuales.</text:span></text:h>
      <text:list text:style-name="L3">
        <text:list-item>
          <text:p text:style-name="P11"><text:span text:style-name="Strong_20_Emphasis">Colores:</text:span></text:p>
          <text:list>
            <text:list-item>
              <text:p text:style-name="P11">Predominio de<text:span text:style-name="T2">l color</text:span> verde y rojo cereza.</text:p>
            </text:list-item>
            <text:list-item>
              <text:p text:style-name="P11"><text:span text:style-name="T5">Que se vea en el f</text:span>ondo la casa rural (imagen).</text:p>
            </text:list-item>
            <text:list-item>
              <text:p text:style-name="P11">Evitar colores <text:span text:style-name="T5">muy </text:span>apagados.</text:p>
            </text:list-item>
          </text:list>
        </text:list-item>
        <text:list-item>
          <text:p text:style-name="P11"><text:span text:style-name="Strong_20_Emphasis">Elementos visuales:</text:span></text:p>
          <text:list>
            <text:list-item>
              <text:p text:style-name="P11"><text:soft-page-break/><text:span text:style-name="T5">Algunas f</text:span>otos familiares trabajando en el campo.</text:p>
            </text:list-item>
            <text:list-item>
              <text:p text:style-name="P11">Diseño limpio y visual con llamad<text:span text:style-name="T5">a</text:span>s a acción (call to action).</text:p>
            </text:list-item>
            <text:list-item>
              <text:p text:style-name="P11">Logo profesional con elementos figurativos (sin ser abstracto, <text:span text:style-name="T5">por ejemplo unas cerezas, en primer plano y un olivo de fondo en el campo</text:span>).</text:p>
            </text:list-item>
          </text:list>
        </text:list-item>
        <text:list-item>
          <text:p text:style-name="P11"><text:span text:style-name="Strong_20_Emphasis">Estilo:</text:span></text:p>
          <text:list>
            <text:list-item>
              <text:p text:style-name="P11"><text:span text:style-name="T5">M</text:span>ensajes ecológicos y visualización de <text:span text:style-name="T5">la </text:span>historia familiar.</text:p>
            </text:list-item>
            <text:list-item>
              <text:p text:style-name="P10">Diseño con poco texto en la portada, centrado en imágenes y <text:span text:style-name="T5">los certificados</text:span>.</text:p>
            </text:list-item>
          </text:list>
        </text:list-item>
      </text:list>
      <text:h text:style-name="Heading_20_3" text:outline-level="3"><text:span text:style-name="Strong_20_Emphasis">Legales.</text:span></text:h>
      <text:list text:style-name="L4">
        <text:list-item>
          <text:p text:style-name="P13"><text:span text:style-name="Strong_20_Emphasis">Textos legales:</text:span></text:p>
          <text:list>
            <text:list-item>
              <text:p text:style-name="P13">Aviso legal, política de privacidad y cookies.</text:p>
            </text:list-item>
          </text:list>
        </text:list-item>
        <text:list-item>
          <text:p text:style-name="P13"><text:span text:style-name="Strong_20_Emphasis">Restringir ventas:</text:span></text:p>
          <text:list>
            <text:list-item>
              <text:p text:style-name="P12">Solo para la península <text:span text:style-name="T5">para acotar el ámbito de investigación en requisitos legales</text:span>.</text:p>
            </text:list-item>
          </text:list>
        </text:list-item>
      </text:list>
      <text:h text:style-name="P2" text:outline-level="2">1. <text:span text:style-name="Strong_20_Emphasis">Especificaciones Funcionales, Técnicas, Visuales y Legales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Portada_25_20Agrivall" draw:display-name="Portada%20Agrivall" xlink:href="Pictures/10000001000002EB000003AE1515FDE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image-name="Portada_25_20Agrivall" style:repeat="stretch" draw:fill-image-ref-point-x="0%" draw:fill-image-ref-point-y="0%" draw:fill-image-ref-point="cente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Portada_25_20Agrivall" style:repeat="stretch" draw:fill-image-ref-point-x="0%" draw:fill-image-ref-point-y="0%" draw:fill-image-ref-point="center" style:footnote-max-height="0cm" loext:margin-gutter="0cm">
        <style:background-image xlink:href="Pictures/10000001000002EB000003AE1515FDE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image-name="Portada_25_20Agrivall" style:repeat="stretch" draw:fill-image-ref-point-x="0%" draw:fill-image-ref-point-y="0%" draw:fill-image-ref-point="center"/>
    </style:style>
    <style:style style:name="Mdp2" style:family="drawing-page">
      <style:drawing-page-properties draw:fill="bitmap" draw:fill-image-name="Portada_25_20Agrivall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4:42:42.628096618</meta:creation-date>
    <dc:date>2025-01-08T19:09:47.301656780</dc:date>
    <meta:editing-duration>PT35M3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49" meta:word-count="353" meta:character-count="2189" meta:non-whitespace-character-count="1927"/>
  </office:meta>
</office:document-meta>
</file>